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 style:list-style-name="L3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Dynamic Hardware Architecture for Future Networks</text:p>
      <text:p text:style-name="Standard"/>
      <text:p text:style-name="Standard">Abstract</text:p>
      <text:p text:style-name="Standard"/>
      <text:list xml:id="list279184182" text:style-name="L3">
        <text:list-item>
          <text:p text:style-name="P2">Introduction</text:p>
        </text:list-item>
        <text:list-item>
          <text:p text:style-name="P3">Related Work</text:p>
          <text:list>
            <text:list-item>
              <text:p text:style-name="P3">ReconOS</text:p>
            </text:list-item>
            <text:list-item>
              <text:p text:style-name="P3">ANA / LANA</text:p>
            </text:list-item>
            <text:list-item>
              <text:p text:style-name="P3">Other NoC implementations</text:p>
            </text:list-item>
          </text:list>
        </text:list-item>
        <text:list-item>
          <text:p text:style-name="P3">Design</text:p>
          <text:list>
            <text:list-item>
              <text:p text:style-name="P3">Design Goals</text:p>
              <text:list>
                <text:list-item>
                  <text:p text:style-name="P3">Worst-case throughput</text:p>
                </text:list-item>
                <text:list-item>
                  <text:p text:style-name="P3">Not latency critical</text:p>
                </text:list-item>
                <text:list-item>
                  <text:p text:style-name="P3">Hardware resource utilization</text:p>
                </text:list-item>
              </text:list>
            </text:list-item>
            <text:list-item>
              <text:p text:style-name="P3">Evaluation of Design Principles</text:p>
              <text:list>
                <text:list-item>
                  <text:p text:style-name="P3">P2P</text:p>
                </text:list-item>
                <text:list-item>
                  <text:p text:style-name="P3">Dedicated BUS</text:p>
                </text:list-item>
                <text:list-item>
                  <text:p text:style-name="P3">NoC</text:p>
                </text:list-item>
                <text:list-item>
                  <text:p text:style-name="P3">Conclusion (→ build an NoC)</text:p>
                </text:list-item>
              </text:list>
            </text:list-item>
            <text:list-item>
              <text:p text:style-name="P3">Evaluation of NoC Topologies</text:p>
              <text:list>
                <text:list-item>
                  <text:p text:style-name="P3">Link resource utilization measure</text:p>
                </text:list-item>
                <text:list-item>
                  <text:p text:style-name="P3">Algorithm for evaluating the link resource measure</text:p>
                </text:list-item>
                <text:list-item>
                  <text:p text:style-name="P3">Results / Conclusion (→ use extended ring topology) </text:p>
                </text:list-item>
              </text:list>
            </text:list-item>
            <text:list-item>
              <text:p text:style-name="P3">HW/SW Data Transfer</text:p>
              <text:list>
                <text:list-item>
                  <text:p text:style-name="P3">Principle of Ring Buffer in RAM</text:p>
                </text:list-item>
                <text:list-item>
                  <text:p text:style-name="P3">SW → HW procedure</text:p>
                </text:list-item>
                <text:list-item>
                  <text:p text:style-name="P3">HW → SW procedure</text:p>
                </text:list-item>
              </text:list>
            </text:list-item>
          </text:list>
        </text:list-item>
        <text:list-item>
          <text:p text:style-name="P3">HW Implementation</text:p>
          <text:list>
            <text:list-item>
              <text:p text:style-name="P3">Overview of pcores</text:p>
            </text:list-item>
            <text:list-item>
              <text:p text:style-name="P3">HW API (used by FB)</text:p>
            </text:list-item>
            <text:list-item>
              <text:p text:style-name="P3">NoC Switch</text:p>
            </text:list-item>
            <text:list-item>
              <text:p text:style-name="P3">HW → SW Gateway</text:p>
            </text:list-item>
            <text:list-item>
              <text:p text:style-name="P3">SW → HW Gateway</text:p>
            </text:list-item>
          </text:list>
        </text:list-item>
        <text:list-item>
          <text:p text:style-name="P3">SW Implementation</text:p>
          <text:list>
            <text:list-item>
              <text:p text:style-name="P3">SW API (used by client SW)</text:p>
            </text:list-item>
            <text:list-item>
              <text:p text:style-name="P3">SW → HW Gateway</text:p>
            </text:list-item>
            <text:list-item>
              <text:p text:style-name="P3">HW → SW Gateway</text:p>
            </text:list-item>
          </text:list>
        </text:list-item>
        <text:list-item>
          <text:p text:style-name="P3">Performance Analysis</text:p>
          <text:list>
            <text:list-item>
              <text:p text:style-name="P3">HWT → HWT</text:p>
            </text:list-item>
            <text:list-item>
              <text:p text:style-name="P3">HWT → SW</text:p>
            </text:list-item>
            <text:list-item>
              <text:p text:style-name="P3">SW → HWT</text:p>
            </text:list-item>
          </text:list>
        </text:list-item>
        <text:list-item>
          <text:p text:style-name="P3">Conclusion</text:p>
        </text:list-item>
        <text:list-item>
          <text:p text:style-name="P3">Summary</text:p>
        </text:list-item>
      </text:list>
      <text:p text:style-name="Standard"/>
      <text:p text:style-name="Standard">Appendix</text:p>
      <text:list xml:id="list580092279" text:style-name="L4">
        <text:list-item>
          <text:p text:style-name="P1">How-To's</text:p>
        </text:list-item>
        <text:list-item>
          <text:p text:style-name="P1">Original task-setting</text:p>
        </text:list-item>
        <text:list-item>
          <text:p text:style-name="P1">Time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6T11:50:29</meta:creation-date>
    <dc:date>2012-04-26T12:28:36</dc:date>
    <meta:editing-duration>PT6M7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45" meta:word-count="178" meta:character-count="971"/>
  </office:meta>
</office:document-meta>
</file>